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84.65mm"/>
    </style:style>
    <style:style style:name="co5" style:family="table-column">
      <style:table-column-properties fo:break-before="auto" style:column-width="85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SB-Interf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Lieferant</text:p>
          </table:table-cell>
          <table:table-cell office:value-type="string" calcext:value-type="string">
            <text:p>Bestellartikel</text:p>
          </table:table-cell>
          <table:table-cell office:value-type="string" calcext:value-type="string">
            <text:p>Artikelpreis</text:p>
          </table:table-cell>
          <table:table-cell office:value-type="string" calcext:value-type="string">
            <text:p>VPE</text:p>
          </table:table-cell>
          <table:table-cell office:value-type="string" calcext:value-type="string">
            <text:p>Postenpr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F-10XX_SM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ASTER 931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]*[.H2]/[.I2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JP1, JP2, JP4, JP5, JP6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87-1-00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[.A3]*[.H3]/[.I3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LED ro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1206 RT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A4]*[.H4]/[.I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ü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ED1, LED2, LED3, LED4, LED5, LED6</text:p>
          </table:table-cell>
          <table:table-cell office:value-type="string" calcext:value-type="string">
            <text:p>LED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1206 GR2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table:formula="of:=[.A5]*[.H5]/[.I5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10/9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2X10W 2,54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A6]*[.H6]/[.I6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3, 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0K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7]*[.H7]/[.I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C3, C7, C8, C10, C11, C12, C13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100N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formula="of:=[.A8]*[.H8]/[.I8]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805 100P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formula="of:=[.A9]*[.H9]/[.I9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C1, C2, C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10N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formula="of:=[.A10]*[.H10]/[.I10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20K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11]*[.H11]/[.I11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25, R2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,00K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12]*[.H12]/[.I1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6, R12, R13, R14, R16, R18, R23, R24, R27, R2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,50K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13]*[.H13]/[.I13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0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A1,0U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table:formula="of:=[.A14]*[.H14]/[.I14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 0805 BF 220P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A15]*[.H15]/[.I15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8, R9, 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24K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A16]*[.H16]/[.I1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2005-20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 USB-B Conector (wahlweise anstatt der normalen USB-B)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UM 2486-0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formula="of:=[.A17]*[.H17]/[.I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10, R19, R20, R21, R2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0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18]*[.H18]/[.I18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,0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19]*[.H19]/[.I1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3,0K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A20]*[.H20]/[.I20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0805M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68,0K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A21]*[.H21]/[.I21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C 857B SMD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A22]*[.H22]/[.I22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11L1M</text:p>
          </table:table-cell>
          <table:table-cell office:value-type="string" calcext:value-type="string">
            <text:p>DIL06S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6-Pin DIP Optocoupl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11L1M</text:p>
          </table:table-cell>
          <table:table-cell office:value-type="float" office:value="0.48" calcext:value-type="float">
            <text:p>0,48</text:p>
          </table:table-cell>
          <table:table-cell office:value-type="float" office:value="1" calcext:value-type="float">
            <text:p>1</text:p>
          </table:table-cell>
          <table:table-cell table:formula="of:=[.A23]*[.H23]/[.I23]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2X05M</text:p>
          </table:table-cell>
          <table:table-cell office:value-type="string" calcext:value-type="string">
            <text:p>P1, 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150-3-0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[.A24]*[.H24]/[.I24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P USR-uC</text:p>
          </table:table-cell>
          <table:table-cell office:value-type="string" calcext:value-type="string">
            <text:p>2X05M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L 2X05G 2,00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A25]*[.H25]/[.I25]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2951CM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100 mA, Low Power Low Dropout Voltage Regula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P 2951 CM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table:formula="of:=[.A26]*[.H26]/[.I26]"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C11U24FBD48/401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PC11U24FBD48/401</text:p>
          </table:table-cell>
          <table:table-cell office:value-type="string" calcext:value-type="string">
            <text:p>Conrad, Farnell, RS-Components, Mouser, Digikey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formula="of:=[.A27]*[.H27]/[.I27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61729-S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BERG USB connec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UM 2411-02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28]*[.H28]/[.I28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O32 12MHz</text:p>
          </table:table-cell>
          <table:table-cell office:value-type="string" calcext:value-type="string">
            <text:p>ASF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RYSTAL CLOCK OSCILLATOR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O32 12,00000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[.A29]*[.H29]/[.I29]"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fostenbuchse 2x5pol 2,0mm</text:p>
          </table:table-cell>
          <table:table-cell office:value-type="string" calcext:value-type="string">
            <text:p>ohne Zugentlastung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L 2X05G 2,0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A30]*[.H30]/[.I3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chbandkabel 10pol RM1,00</text:p>
          </table:table-cell>
          <table:table-cell office:value-type="string" calcext:value-type="string">
            <text:p>zum Verbinden von TS-ARM mit USB-If</text:p>
          </table:table-cell>
          <table:table-cell office:value-type="string" calcext:value-type="string">
            <text:p>Oldi's Sho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S-ARM, bestück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chsenleiste, 2x10pol, 2,54mm</text:p>
          </table:table-cell>
          <table:table-cell office:value-type="string" calcext:value-type="string">
            <text:p>angelötet an TS-ARM (auch möglich: Stecker an TS-ARM, gewinkelte Buchse auf USB-If)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L 2X10G8 2,54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formula="of:=[.A33]*[.H33]/[.I33]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tine USB-Interf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häuse Hammond 1591-A</text:p>
          </table:table-cell>
          <table:table-cell office:value-type="string" calcext:value-type="string">
            <text:p>Platine muss in den Ecken bearbeitet werd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591XXABK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formula="of:=[.A35]*[.H35]/[.I35]" office:value-type="float" office:value="3.5" calcext:value-type="float">
            <text:p>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.00.0000</text:date>, <text:time style:data-style-name="N2" text:time-value="21:58:24.1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23:08:41.854000000</dc:date>
    <dc:creator>Florian </dc:creator>
    <meta:editing-duration>PT49M39S</meta:editing-duration>
    <meta:editing-cycles>4</meta:editing-cycles>
    <meta:generator>LibreOffice/5.2.7.2$Windows_X86_64 LibreOffice_project/2b7f1e640c46ceb28adf43ee075a6e8b8439ed10</meta:generator>
    <meta:document-statistic meta:table-count="1" meta:cell-count="318" meta:object-count="0"/>
  </office:meta>
</office:document-meta>
</file>